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2.3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6.5cm"/>
    </style:style>
    <style:style style:name="gr4" style:family="graphic" style:parent-style-name="standard">
      <style:graphic-properties draw:textarea-horizontal-align="justify" draw:textarea-vertical-align="middle" draw:auto-grow-height="false" fo:min-height="3.358cm" fo:min-width="9.87cm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3.85cm" fo:min-width="9cm"/>
    </style:style>
    <style:style style:name="gr6" style:family="graphic" style:parent-style-name="standard">
      <style:graphic-properties draw:textarea-horizontal-align="justify" draw:textarea-vertical-align="middle" draw:auto-grow-height="false" fo:min-height="1.66cm" fo:min-width="3.532cm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3.1cm" fo:min-width="4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cm" svg:height="2.5cm" svg:x="1.9cm" svg:y="2.1cm">
          <text:p text:style-name="P1">Inicia códi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8cm" svg:y1="3.4cm" svg:x2="10.9cm" svg:y2="3.4cm">
          <text:p/>
        </draw:line>
        <draw:custom-shape draw:style-name="gr3" draw:text-style-name="P1" draw:layer="layout" svg:width="7cm" svg:height="2.6cm" svg:x="10.7cm" svg:y="2cm">
          <text:p text:style-name="P1">Lendo os três valores </text:p>
          <text:p text:style-name="P1">Do sensor de cor e </text:p>
          <text:p text:style-name="P1">Passando para variáve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cm" svg:y1="4.7cm" svg:x2="14cm" svg:y2="7.2cm">
          <text:p/>
        </draw:line>
        <draw:custom-shape draw:style-name="gr4" draw:text-style-name="P1" draw:layer="layout" svg:width="10.37cm" svg:height="3.608cm" svg:x="8.83cm" svg:y="7.2cm">
          <text:p text:style-name="P1">Depois os valores são</text:p>
          <text:p text:style-name="P1">Testados nas estruturas</text:p>
          <text:p text:style-name="P1">Condicionais é determinada a c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2cm" svg:y1="10.9cm" svg:x2="14.2cm" svg:y2="13.5cm">
          <text:p/>
        </draw:line>
        <draw:custom-shape draw:style-name="gr5" draw:text-style-name="P3" draw:layer="layout" svg:width="9.5cm" svg:height="4.1cm" svg:x="9.8cm" svg:y="23.1cm">
          <text:p text:style-name="P3">Entra num laço</text:p>
          <text:p text:style-name="P3">De repetição onde sera passado</text:p>
          <text:p text:style-name="P1">Os graus para os servo motores</text:p>
          <text:p text:style-name="P1">E abrePorta dos leds sera fechad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2cm" svg:y1="20.2cm" svg:x2="14.2cm" svg:y2="23.1cm">
          <text:p/>
        </draw:line>
        <draw:custom-shape draw:style-name="gr6" draw:text-style-name="P1" draw:layer="layout" svg:width="5.7cm" svg:height="2.7cm" svg:x="1.3cm" svg:y="23.7cm">
          <text:p text:style-name="P1">Fim do códi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6cm" svg:y1="25.1cm" svg:x2="7.3cm" svg:y2="25.1cm">
          <text:p/>
        </draw:line>
        <draw:custom-shape draw:style-name="gr7" draw:text-style-name="P3" draw:layer="layout" svg:width="9.6cm" svg:height="6.7cm" svg:x="9.5cm" svg:y="13.4cm">
          <text:p text:style-name="P3">Se vermelho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4cm" svg:y1="16.8cm" svg:x2="4.2cm" svg:y2="23.7cm">
          <text:p/>
        </draw:line>
        <draw:line draw:style-name="gr8" draw:text-style-name="P2" draw:layer="layout" svg:x1="9.7cm" svg:y1="16.9cm" svg:x2="4cm" svg:y2="16.8cm">
          <text:p/>
        </draw:line>
        <draw:frame draw:style-name="gr9" draw:text-style-name="P4" draw:layer="layout" svg:width="2cm" svg:height="1.673cm" svg:x="15.2cm" svg:y="20.5cm">
          <draw:text-box>
            <text:p>True</text:p>
            <text:p/>
          </draw:text-box>
        </draw:frame>
        <draw:frame draw:style-name="gr10" draw:text-style-name="P4" draw:layer="layout" svg:width="2.3cm" svg:height="1.673cm" svg:x="7.1cm" svg:y="15.5cm">
          <draw:text-box>
            <text:p>Fal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21:39:31.316833553</meta:creation-date>
    <dc:date>2018-12-05T07:00:30.904447651</dc:date>
    <meta:editing-duration>PT13M33S</meta:editing-duration>
    <meta:editing-cycles>8</meta:editing-cycles>
    <meta:generator>LibreOffice/6.0.6.2$Linux_X86_64 LibreOffice_project/00m0$Build-2</meta:generator>
    <meta:document-statistic meta:object-count="15"/>
  </office:meta>
</office:document-meta>
</file>